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1b16e9" officeooo:paragraph-rsid="001c1d32"/>
    </style:style>
    <style:style style:name="P2" style:family="paragraph" style:parent-style-name="Standard" style:list-style-name="L1">
      <style:text-properties officeooo:rsid="001b16e9" officeooo:paragraph-rsid="002020f5"/>
    </style:style>
    <style:style style:name="P3" style:family="paragraph" style:parent-style-name="Standard" style:list-style-name="L1">
      <style:text-properties officeooo:rsid="001717d1" officeooo:paragraph-rsid="001717d1"/>
    </style:style>
    <style:style style:name="P4" style:family="paragraph" style:parent-style-name="Standard" style:list-style-name="L1">
      <style:text-properties officeooo:rsid="001794ba" officeooo:paragraph-rsid="001794ba"/>
    </style:style>
    <style:style style:name="P5" style:family="paragraph" style:parent-style-name="Standard" style:list-style-name="L1">
      <style:text-properties officeooo:rsid="001cea33" officeooo:paragraph-rsid="001cea33"/>
    </style:style>
    <style:style style:name="P6" style:family="paragraph" style:parent-style-name="Standard" style:list-style-name="L1">
      <style:text-properties fo:font-size="12pt" officeooo:rsid="002ea568" officeooo:paragraph-rsid="00221733" style:font-size-asian="12pt" style:font-size-complex="12pt"/>
    </style:style>
    <style:style style:name="P7" style:family="paragraph" style:parent-style-name="Standard" style:list-style-name="L1">
      <style:text-properties fo:font-size="12pt" officeooo:rsid="0033e8c3" officeooo:paragraph-rsid="00221733" style:font-size-asian="12pt" style:font-size-complex="12pt"/>
    </style:style>
    <style:style style:name="P8" style:family="paragraph" style:parent-style-name="Standard" style:list-style-name="L1">
      <style:text-properties fo:font-size="12pt" officeooo:rsid="00369d4d" officeooo:paragraph-rsid="00221733" style:font-size-asian="12pt" style:font-size-complex="12pt"/>
    </style:style>
    <style:style style:name="P9" style:family="paragraph" style:parent-style-name="Standard" style:list-style-name="L1">
      <style:text-properties fo:font-size="12pt" officeooo:rsid="0039c549" officeooo:paragraph-rsid="00221733" style:font-size-asian="12pt" style:font-size-complex="12pt"/>
    </style:style>
    <style:style style:name="P10" style:family="paragraph" style:parent-style-name="Standard" style:list-style-name="L1">
      <style:text-properties style:font-name="TlwgTypewriter" fo:font-style="italic" officeooo:rsid="0038e04f" officeooo:paragraph-rsid="00221733" style:font-style-asian="italic" style:font-style-complex="italic"/>
    </style:style>
    <style:style style:name="T1" style:family="text">
      <style:text-properties officeooo:rsid="00196a4c"/>
    </style:style>
    <style:style style:name="T2" style:family="text">
      <style:text-properties officeooo:rsid="002020f5"/>
    </style:style>
    <style:style style:name="T3" style:family="text">
      <style:text-properties officeooo:rsid="0034f35b"/>
    </style:style>
    <style:style style:name="T4" style:family="text">
      <style:text-properties officeooo:rsid="00320767"/>
    </style:style>
    <style:style style:name="T5" style:family="text">
      <style:text-properties officeooo:rsid="00360945"/>
    </style:style>
    <style:style style:name="T6" style:family="text">
      <style:text-properties officeooo:rsid="00230f83"/>
    </style:style>
    <style:style style:name="T7" style:family="text">
      <style:text-properties officeooo:rsid="00235d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8196628839902923" text:style-name="L1">
        <text:list-item>
          <text:p text:style-name="P1">Write a program to increment and decrement a commom variable using different threads using mutex lock.</text:p>
        </text:list-item>
        <text:list-item>
          <text:p text:style-name="P3">Write a program of addition of matrix elements using thread. Addition will be stored in global variable. Apply mutex lock on global variable.</text:p>
        </text:list-item>
        <text:list-item>
          <text:p text:style-name="P4">Write a program to sort an array using bubble sort and <text:span text:style-name="T1">linear </text:span>search an element in array <text:s/>using different threads. Use mutex lock to synchronize the results.</text:p>
        </text:list-item>
        <text:list-item>
          <text:p text:style-name="P5">Write a program to sort an array using quick sort and search an element in sorted array using binary search. Sorting and searching should be in different threads. Use mutex lock to synchronize the result.</text:p>
        </text:list-item>
        <text:list-item>
          <text:p text:style-name="P2">Write a program to swap and subtarct two variables using two different threads using mutex lock. <text:span text:style-name="T2">Both variables should be declared global.</text:span></text:p>
        </text:list-item>
        <text:list-item>
          <text:p text:style-name="P6">Write a program to simulate the transactions on a bank account. Create structure for account number and current balance <text:span text:style-name="T3">detail</text:span>. One thread <text:span text:style-name="T4">credit and another thread debit from account same time. Use mutex lock to synchronize the transactions. pthread_mutex_trylock() function should be used</text:span> <text:span text:style-name="T4">to lock the variable.</text:span></text:p>
        </text:list-item>
        <text:list-item>
          <text:p text:style-name="P7">Wap <text:span text:style-name="T5">to remove an item from singly linked list using nested locking.(Use two mutex locks)</text:span></text:p>
        </text:list-item>
        <text:list-item>
          <text:p text:style-name="P8">Consider following program code.</text:p>
          <text:p text:style-name="P10">#include &lt;stdio.h&gt; </text:p>
          <text:p text:style-name="P10">#include &lt;pthread.h&gt; </text:p>
          <text:p text:style-name="P10"/>
          <text:p text:style-name="P10">pthread_mutex_t mutex1 = PTHREAD_MUTEX_INITIALIZER; </text:p>
          <text:p text:style-name="P10">pthread_mutex_t mutex2 = PTHREAD_MUTEX_INITIALIZER; </text:p>
          <text:p text:style-name="P10"/>
          <text:p text:style-name="P10">void* thread_1(void *ptr) { </text:p>
          <text:p text:style-name="P10"><text:s text:c="2"/>pthread_mutex_lock(&amp;mutex1); </text:p>
          <text:p text:style-name="P10"><text:s text:c="2"/>pthread_mutex_lock(&amp;mutex2); </text:p>
          <text:p text:style-name="P10"><text:s text:c="2"/>printf("I am in thread thread_1\n"); </text:p>
          <text:p text:style-name="P10"><text:s text:c="2"/>pthread_mutex_unlock(&amp;mutex2); </text:p>
          <text:p text:style-name="P10"><text:s text:c="2"/>pthread_mutex_unlock(&amp;mutex1); </text:p>
          <text:p text:style-name="P10"><text:tab/>pthread_exit(NULL); </text:p>
          <text:p text:style-name="P10">} </text:p>
          <text:p text:style-name="P10"/>
          <text:p text:style-name="P10">void* thread_2(void *ptr) { </text:p>
          <text:p text:style-name="P10"><text:s text:c="2"/>pthread_mutex_lock(&amp;mutex2); </text:p>
          <text:p text:style-name="P10"><text:s text:c="2"/>pthread_mutex_lock(&amp;mutex1); </text:p>
          <text:p text:style-name="P10"><text:s text:c="2"/>printf("I am in thread thread_2\n"); </text:p>
          <text:p text:style-name="P10"><text:s text:c="2"/>pthread_mutex_unlock(&amp;mutex1); </text:p>
          <text:p text:style-name="P10"><text:s text:c="2"/>pthread_mutex_unlock(&amp;mutex2); </text:p>
          <text:p text:style-name="P10"><text:tab/>pthread_exit(NULL); </text:p>
          <text:p text:style-name="P10">} </text:p>
          <text:p text:style-name="P10"/>
          <text:p text:style-name="P10">int main() { </text:p>
          <text:p text:style-name="P10"><text:s text:c="2"/>pthread_t t1, t2; </text:p>
          <text:p text:style-name="P10"><text:s text:c="2"/>int iret1 = pthread_create(&amp;t1, NULL, thread_1, NULL); </text:p>
          <text:p text:style-name="P10"><text:s text:c="2"/>int iret2 = pthread_create(&amp;t2, NULL, thread_2, NULL); </text:p>
          <text:p text:style-name="P10"><text:tab/>pthread_join(t1,NULL); </text:p>
          <text:p text:style-name="P10"><text:tab/>pthread_join(t2,NULL); </text:p>
          <text:p text:style-name="P10"><text:soft-page-break/><text:tab/>pthread_exit(NULL); </text:p>
          <text:p text:style-name="P10">}</text:p>
          <text:p text:style-name="P9">do the necessary changes to make this program deadlock f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07:44:59.747502393</meta:creation-date>
    <dc:date>2016-08-19T13:25:35.659164025</dc:date>
    <meta:editing-duration>PT1H23M16S</meta:editing-duration>
    <meta:editing-cycles>9</meta:editing-cycles>
    <meta:generator>LibreOffice/4.2.8.2$Linux_X86_64 LibreOffice_project/420m0$Build-2</meta:generator>
    <meta:document-statistic meta:table-count="0" meta:image-count="0" meta:object-count="0" meta:page-count="2" meta:paragraph-count="37" meta:word-count="273" meta:character-count="2047" meta:non-whitespace-character-count="1760"/>
  </office:meta>
</office:document-meta>
</file>